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libri" fo:font-size="11pt" fo:language="ru" fo:country="RU" fo:font-weight="bold" officeooo:rsid="00199167" officeooo:paragraph-rsid="0019916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libri" fo:font-size="11pt" fo:language="ru" fo:country="RU" officeooo:rsid="00199167" officeooo:paragraph-rsid="00199167" fo:background-color="#ffff00" style:font-size-asian="9.60000038146973pt" style:font-size-complex="11pt"/>
    </style:style>
    <style:style style:name="P3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99167" officeooo:paragraph-rsid="00199167" style:font-size-asian="9.60000038146973pt" style:font-size-complex="11pt"/>
    </style:style>
    <style:style style:name="P4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b7e43" style:font-size-asian="9.60000038146973pt" style:font-size-complex="11pt"/>
    </style:style>
    <style:style style:name="P5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d45d5" style:font-size-asian="9.60000038146973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f313a" officeooo:paragraph-rsid="001f313a" style:font-size-asian="9.60000038146973pt" style:font-size-complex="11pt"/>
    </style:style>
    <style:style style:name="P7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d45d5" officeooo:paragraph-rsid="001d45d5" style:font-size-asian="9.60000038146973pt" style:font-size-complex="11pt"/>
    </style:style>
    <style:style style:name="P8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9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1d45d5" officeooo:paragraph-rsid="001d45d5" fo:background-color="#ffff00" style:font-size-asian="9.60000038146973pt" style:font-size-complex="11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0023a" officeooo:paragraph-rsid="0020023a" fo:background-color="#ffff00" style:font-size-asian="9.60000038146973pt" style:font-size-complex="11pt"/>
    </style:style>
    <style:style style:name="P12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13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4" style:family="paragraph" style:parent-style-name="Standard">
      <style:paragraph-properties fo:margin-left="2.223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21d3a" officeooo:paragraph-rsid="0020023a" fo:background-color="#ffff00" style:font-size-asian="9.60000038146973pt" style:font-size-complex="11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31a29" officeooo:paragraph-rsid="00231a29" fo:background-color="#ffff00" style:font-size-asian="9.60000038146973pt" style:font-size-complex="11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392b1" officeooo:paragraph-rsid="002392b1" fo:background-color="#ffff00" style:font-size-asian="9.60000038146973pt" style:font-size-complex="11pt"/>
    </style:style>
    <style:style style:name="P18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9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31a29" officeooo:paragraph-rsid="00231a29" style:font-size-asian="9.60000038146973pt" style:font-size-complex="11pt"/>
    </style:style>
    <style:style style:name="P20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392b1" officeooo:paragraph-rsid="002392b1" style:font-size-asian="9.60000038146973pt" style:font-size-complex="11pt"/>
    </style:style>
    <style:style style:name="P21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31a29" officeooo:paragraph-rsid="00231a29" style:font-size-asian="9.60000038146973pt" style:font-size-complex="11pt"/>
    </style:style>
    <style:style style:name="P22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392b1" officeooo:paragraph-rsid="002392b1" style:font-size-asian="9.60000038146973pt" style:font-size-complex="11pt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ие содержания 10 класс часть 1</text:p>
      <text:p text:style-name="P2">Вопрос 1</text:p>
      <text:p text:style-name="P3"><text:span text:style-name="T3">МКТ</text:span> — учение о <text:span text:style-name="T2">строении и физических свойствах веществ на основе их молекулярного строения.</text:span></text:p>
      <text:p text:style-name="P3">Три положения МКТ</text:p>
      <text:p text:style-name="P3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4">Силы взаимодействия молекул: притяжения — ориентационные, индукционные, дисперсионные; отталкивания</text:p>
      <text:p text:style-name="P4">График сил отталкивания и притяжения от расстояния</text:p>
      <text:p text:style-name="P5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10">Вопрос 2</text:p>
      <text:p text:style-name="P7">ИГ с точки зрения МКТ — (4)</text:p>
      <text:p text:style-name="P6">Давление ИГ</text:p>
      <text:p text:style-name="P6">Вывод основного уравнения МКТ: изменение импульса, давление, усреднение скорости, количество, направление</text:p>
      <text:p text:style-name="P11">Вопрос 3</text:p>
      <text:p text:style-name="P8">ИГ — определение, 4 пункта</text:p>
      <text:p text:style-name="P8">Закон Максвелла о распределении молекул по скоростям:</text:p>
      <text:p text:style-name="P12">вертикальный столб, пропорциональность производной, барометрическая формула, распределение Больцмана, распределение по проекции на ось, находим вероятность нахождения в интервале данной скорости, распределение по трем проекциям, по модулю</text:p>
      <text:p text:style-name="P8">Наиболее вероятная скорость через взятие производной</text:p>
      <text:p text:style-name="P8">Опыт Штерна — вычисляем скорость через длину дуги смещения</text:p>
      <text:p text:style-name="P15">Вопрос 4</text:p>
      <text:p text:style-name="P9">Температура, ТДС, классификация (открытая; закрытая: адиабатная, замкнутая; изолированная) </text:p>
      <text:p text:style-name="P9">Способы измерения температуры:</text:p>
      <text:p text:style-name="P13">Контактный</text:p>
      <text:p text:style-name="P14">Основан на ТД равновесии, определение ТД равновесия, нулевое начало</text:p>
      <text:p text:style-name="P14">Первый термометр, жидкостный, механический, газовый, электронный</text:p>
      <text:p text:style-name="P13">Бесконтактный</text:p>
      <text:p text:style-name="P14">Основан на измерении теплового излучения</text:p>
      <text:p text:style-name="P14">Оптический, радиационный, цветовой</text:p>
      <text:p text:style-name="P9">Абсолютная температура, три шкалы</text:p>
      <text:p text:style-name="P9">Уравнение состояния ИГ (+Клапейрона-Менделеева)</text:p>
      <text:p text:style-name="P9">МКТ толкование (замена на кинетическую энергию)</text:p>
      <text:p text:style-name="P16">Вопрос 5</text:p>
      <text:p text:style-name="P19">Термодинамика, ТДС, макроскопическое тело, макропараметры</text:p>
      <text:p text:style-name="P19">Равновесное / неравновесное состояния, классификация ТДС</text:p>
      <text:p text:style-name="P19">Три постулата ТД</text:p>
      <text:p text:style-name="P19">Полная, внутренняя, потенциальная энергии</text:p>
      <text:p text:style-name="P19">ИГ, внутренняя энергия ИГ, число степеней свободы, <text:span text:style-name="T4">«разноатомный»</text:span> газ</text:p>
      <text:p text:style-name="P19">Способы изменения внутренней энергии ИГ</text:p>
      <text:p text:style-name="P21">Работа — изопроцессы</text:p>
      <text:p text:style-name="P21">Теплопередача — количество теплоты, уравнение теплового баланса</text:p>
      <text:p text:style-name="P19">Первый закон термодинамики, применение</text:p>
      <text:p text:style-name="P17">Вопрос 6</text:p>
      <text:p text:style-name="P20">Изопроцесс</text:p>
      <text:p text:style-name="P22">Изотермический — закон Бойля-Мариотта, изотерма, МКТ обоснование</text:p>
      <text:p text:style-name="P22">Изобарный — закон Гей-Люссака (2 формы), изобара, МКТ обоснование</text:p>
      <text:p text:style-name="P22">Изохорный — закон Шарля (2 формы), изохора, МКТ обоснование</text:p>
      <text:p text:style-name="P20">Уравнение Клапейрона из изотермы и изобары, далее по закону Авогадро получаем коэффициент пропорциональности <text:span text:style-name="T5">R, </text:span>переходим к объему, получаем уравнение Клапейрона-Менделеев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4cm" fo:margin-bottom="2.004cm" fo:margin-left="0.349cm" fo:margin-right="0.2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4T17:43:01.825000000</dc:date>
    <meta:editing-duration>PT6H52M47S</meta:editing-duration>
    <meta:editing-cycles>5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46" meta:word-count="287" meta:character-count="2422" meta:non-whitespace-character-count="2166"/>
  </office:meta>
</office:document-meta>
</file>